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6.png"/>
  <manifest:file-entry manifest:media-type="image/png" manifest:full-path="Pictures/image4.png"/>
  <manifest:file-entry manifest:media-type="image/png" manifest:full-path="Pictures/image3.png"/>
  <manifest:file-entry manifest:media-type="image/png" manifest:full-path="Pictures/image5.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9.000000000000000pt"/>
    </style:style>
    <style:style style:name="T9" style:family="text">
      <style:text-properties fo:background-color="#1ce29c" fo:font-size="9.000000000000000pt"/>
    </style:style>
    <style:style style:name="T10" style:family="text">
      <style:text-properties fo:font-size="7.000000000000000pt"/>
    </style:style>
    <style:style style:name="T11" style:family="text">
      <style:text-properties fo:font-family="仿宋"/>
    </style:style>
    <style:style style:name="T12" style:family="text">
      <style:text-properties fo:font-family="仿宋" style:text-underline-style="solid" style:text-underline-type="single"/>
    </style:style>
    <style:style style:name="T13" style:family="text">
      <style:text-properties fo:background-color="transparent" fo:color="#55aa00"/>
    </style:style>
    <style:style style:name="T14" style:family="text">
      <style:text-properties fo:background-color="transparent"/>
    </style:style>
    <style:style style:name="T15" style:family="text">
      <style:text-properties fo:background-color="transparent" fo:font-size="8.000000000000000pt"/>
    </style:style>
    <style:style style:name="T16" style:family="text">
      <style:text-properties fo:background-color="transparent" fo:font-size="9.000000000000000pt"/>
    </style:style>
    <style:style style:name="T17" style:family="text">
      <style:text-properties fo:font-family="仿宋" fo:font-size="12.000000000000000pt"/>
    </style:style>
    <style:style style:name="T18" style:family="text">
      <style:text-properties fo:font-family="Sans" fo:font-size="9.000000000000000pt"/>
    </style:style>
    <style:style style:name="T19" style:family="text">
      <style:text-properties fo:font-family="仿宋" fo:font-size="11.000000000000000pt"/>
    </style:style>
    <style:style style:name="T20" style:family="text">
      <style:text-properties fo:font-family="仿宋" fo:font-size="10.000000000000000pt"/>
    </style:style>
    <style:style style:name="T21" style:family="text">
      <style:text-properties fo:font-size="10.000000000000000pt" fo:font-weight="normal"/>
    </style:style>
    <style:style style:name="T22"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parent-style-name="Standard" style:family="paragraph">
      <style:paragraph-properties fo:break-before="page"/>
      <style:text-properties fo:color="#000000" fo:font-family="宋体" fo:font-size="9.000000000000000pt"/>
    </style:style>
    <style:style style:name="P15"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8">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8">{</text:span></text:p>
      <text:p text:style-name="P10"><text:span text:style-name="T8"><text:s text:c="4"/>/* assumes all frames are there and will do layouting of all the frames</text:span></text:p>
      <text:p text:style-name="P10"><text:span text:style-name="T8"><text:s text:c="8"/>- headers/footers/main FS are positioned</text:span></text:p>
      <text:p text:style-name="P10"><text:span text:style-name="T8"><text:s text:c="8"/>- normal frames are clipped to page */</text:span></text:p>
      <text:p text:style-name="P10"><text:span text:style-name="T8"><text:s text:c="4"/>KWPage page = m_pageManager-&gt;page(pageNumber);</text:span></text:p>
      <text:p text:style-name="P10"><text:span text:style-name="T8"><text:s text:c="4"/>Q_ASSERT(page.isValid());</text:span></text:p>
      <text:p text:style-name="P10"><text:span text:style-name="T8"><text:s text:c="4"/>if (!page.isValid())</text:span></text:p>
      <text:p text:style-name="P10"><text:span text:style-name="T8"><text:s text:c="4"/>{</text:span></text:p>
      <text:p text:style-name="P10"><text:span text:style-name="T8"><text:s text:c="8"/>return;</text:span></text:p>
      <text:p text:style-name="P10"><text:span text:style-name="T8"><text:s text:c="4"/>}</text:span></text:p>
      <text:p text:style-name="P10"/>
      <text:p text:style-name="P10"><text:span text:style-name="T8"><text:s text:c="4"/>/* +-----------------+</text:span></text:p>
      <text:p text:style-name="P10"><text:span text:style-name="T8"><text:s text:c="7"/>| <text:s/>0 <text:s text:c="13"/>| &lt;- pageStyle-&gt;pageLayout()-&gt;topMargin + layout-&gt;topPadding</text:span></text:p>
      <text:p text:style-name="P10"><text:span text:style-name="T8"><text:s text:c="7"/>| <text:s/>1 <text:s/>[ header ] <text:s/>|</text:span></text:p>
      <text:p text:style-name="P10"><text:span text:style-name="T8"><text:s text:c="7"/>| <text:s/>2 <text:s text:c="13"/>| &lt;- pageStyle-&gt;headerDistance()</text:span></text:p>
      <text:p text:style-name="P10"><text:span text:style-name="T8"><text:s text:c="7"/>| <text:s/>3 <text:s/>[ maintxt ] |</text:span></text:p>
      <text:p text:style-name="P10"><text:span text:style-name="T8"><text:s text:c="7"/>| <text:s/>4 <text:s text:c="13"/>| &lt;- pageStyle-&gt;footerDistance()</text:span></text:p>
      <text:p text:style-name="P10"><text:span text:style-name="T8"><text:s text:c="7"/>| <text:s/>5 <text:s/>[ footer ] <text:s/>|</text:span></text:p>
      <text:p text:style-name="P10"><text:span text:style-name="T8"><text:s text:c="7"/>| <text:s/>6 <text:s text:c="13"/>| &lt;- pageStyle-&gt;pageLayout()-&gt;bottomMargin + layout-&gt;bottomPadding</text:span></text:p>
      <text:p text:style-name="P10"><text:span text:style-name="T8"><text:s text:c="7"/>+-----------------+ */</text:span></text:p>
      <text:p text:style-name="P10"/>
      <text:p text:style-name="P10"><text:span text:style-name="T8"><text:s text:c="4"/>// Create some data structures used for the layouting of the frames later</text:span></text:p>
      <text:p text:style-name="P10"><text:span text:style-name="T8"><text:s text:c="4"/>int minZIndex = INT_MAX;</text:span></text:p>
      <text:p text:style-name="P10"><text:span text:style-name="T8"><text:s text:c="4"/>qreal requestedHeight[7], minimumHeight[7], resultingPositions[7];</text:span></text:p>
      <text:p text:style-name="P10"><text:span text:style-name="T8"><text:s text:c="4"/>for (int i = 0; i &lt; 7; i++) <text:s text:c="2"/>// zero fill.</text:span></text:p>
      <text:p text:style-name="P10"><text:span text:style-name="T8"><text:s text:c="4"/>{</text:span></text:p>
      <text:p text:style-name="P10"><text:span text:style-name="T8"><text:s text:c="8"/>requestedHeight[i] = 0;</text:span></text:p>
      <text:p text:style-name="P10"><text:span text:style-name="T8"><text:s text:c="8"/>minimumHeight[i] = 0;</text:span></text:p>
      <text:p text:style-name="P10"><text:span text:style-name="T8"><text:s text:c="8"/>resultingPositions[i] = 0;</text:span></text:p>
      <text:p text:style-name="P10"><text:span text:style-name="T8"><text:s text:c="4"/>}</text:span></text:p>
      <text:p text:style-name="P10"/>
      <text:p text:style-name="P10"/>
      <text:p text:style-name="P10"><text:span text:style-name="T8">KoFilter::ConversionStatus DocxXmlDocumentReader::read_tblpPr()</text:span></text:p>
      <text:p text:style-name="P10"><text:span text:style-name="T8">{</text:span></text:p>
      <text:p text:style-name="P10"/>
      <text:p text:style-name="P10"><text:span text:style-name="T8"><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0">https://docs.microsoft.com/zh-cn/dotnet/api/documentformat.openxml.wordprocessing.topmargin?view=openxml-2.8.1</text:span></text:p>
      <text:p text:style-name="P13"/>
      <text:p text:style-name="P13"/>
      <text:p text:style-name="P13"><text:span text:style-name="T10">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1">//目前查询问题到绘制实现部分？？？</text:span><text:span text:style-name="T12">20210705</text:span></text:p>
      <text:p text:style-name="P13"><text:span text:style-name="T11">class WORDS_EXPORT KWPage : public KoTextPage</text:span></text:p>
      <text:p text:style-name="P13"/>
      <text:p text:style-name="P13"/>
      <text:p text:style-name="P13"/>
      <text:p text:style-name="P13"><text:span text:style-name="T11">//qreal KoTextLayoutArea::bottom() const 和 目前确认的每页文档的外围边框有关系</text:span></text:p>
      <text:p text:style-name="P13"><text:span text:style-name="T11">qreal KoTextLayoutArea::addLine(</text:span></text:p>
      <text:p text:style-name="P13"/>
      <text:p text:style-name="P13"><text:span text:style-name="T11">bool KoTextLayoutArea::layoutBlock(FrameIterator *cursor)？？？800行代码函数</text:span></text:p>
      <text:p text:style-name="P13"/>
      <text:p text:style-name="P13"/>
      <text:p text:style-name="P13"><text:span text:style-name="T11">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
      <text:p text:style-name="P14"/>
      <text:p text:style-name="P13"/>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3">bool KoTextLayoutArea::layoutBlock(FrameIterator *cursor)</text:span></text:p>
      <text:p text:style-name="P13"/>
      <text:h text:outline-level="3" text:style-name="P12">出现字段丢失显示</text:h>
      <text:p text:style-name="P13"><text:span text:style-name="T14">（【0424】投资建议书—创新投（7稿）.docx 中 第一页中最后行 时间字段 丢失）</text:span></text:p>
      <text:p text:style-name="P13"/>
      <text:p text:style-name="P13"><text:span text:style-name="T15">KoFilter::ConversionStatus DocxXmlDocumentReader::read_pPr()</text:span></text:p>
      <text:p text:style-name="P13"><text:span text:style-name="T15">{</text:span></text:p>
      <text:p text:style-name="P13"><text:span text:style-name="T15"><text:s text:c="4"/>//----add 20210719 【0424】投资建议书—???（7稿）.docx 首页最后一行时间显示问题????!!!</text:span></text:p>
      <text:p text:style-name="P13"><text:span text:style-name="T15"><text:s text:c="4"/>if (m_createSectionToNext)</text:span></text:p>
      <text:p text:style-name="P13"><text:span text:style-name="T15"><text:s text:c="4"/>{</text:span></text:p>
      <text:p text:style-name="P13"><text:span text:style-name="T15"><text:s text:c="8"/>m_createSectionStyle = true;</text:span></text:p>
      <text:p text:style-name="P13"><text:span text:style-name="T15"><text:s text:c="8"/>m_createSectionToNext = false;</text:span></text:p>
      <text:p text:style-name="P13"><text:span text:style-name="T15"><text:s text:c="4"/>}</text:span></text:p>
      <text:p text:style-name="P13"><text:span text:style-name="T15">}</text:span></text:p>
      <text:p text:style-name="P13"/>
      <text:p text:style-name="P13"><text:span text:style-name="T14">【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6">出现一级标题前自动索引号丢失</text:span></text:h>
      <text:p text:style-name="P5"/>
      <text:p text:style-name="P13">在“....(7稿).<text:span text:style-name="T15">docx”中出现右侧图 “一”无法自动显示<text:s text:c="7"/></text:span><draw:frame draw:style-name="gr3" xml:id="shape-6" draw:id="shape-6" draw:z-index="0" svg:width="69.83249606823pt" svg:height="24.41855254673pt" svg:x="0.00000000000pt" svg:y="-9.21295356473pt" text:anchor-type="as-char"><draw:image xlink:type="simple" xlink:show="embed" xlink:actuate="onLoad" xlink:href="Pictures/image5.png"/></draw:frame></text:p>
      <text:p text:style-name="P15">目前除非判断没有设置段落级别(或者设置错误)</text:p>
      <text:p text:style-name="P15"><text:span text:style-name="T15">KoFilter::ConversionStatus DocxXmlDocumentReader::read_ilvl()</text:span></text:p>
      <text:p text:style-name="P15"><text:span text:style-name="T15">KoFilter::ConversionStatus DocxXmlDocumentReader::read_body()</text:span></text:p>
      <text:p text:style-name="P15"><text:span text:style-name="T15">KoFilter::ConversionStatus<text:s/></text:span>DocxXmlDocumentReader::read_numPr()</text:p>
      <text:p text:style-name="P15">KoFilter::ConversionStatus DocxXmlDocumentReader::read_p()[ln:2411]</text:p>
      <text:p text:style-name="P15"/>
      <text:p text:style-name="P15">m_currentBulletProperties.m_type = MSOOXML::Utils::ParagraphBulletProperties::NumberType ?</text:p>
      <text:p text:style-name="P15">(目前判断为没有细分级别)</text:p>
      <text:p text:style-name="P15">段落选项中没有“标题1 标题2 ...”??? bug????</text:p>
      <text:p text:style-name="P15">子段落级别显示错误,全部X.X 理论上应该是当前大段落的序号下 点顺序</text:p>
      <text:p text:style-name="P15"/>
      <text:p text:style-name="P15"/>
      <text:p text:style-name="P15"/>
      <text:p text:style-name="P15"/>
      <text:p text:style-name="P15"/>
      <text:p text:style-name="P15"/>
      <text:p text:style-name="P15">20210727 5:42:05PM 修改 下面,解决段落级别问题</text:p>
      <text:p text:style-name="P15">KoFilter::ConversionStatus DocxXmlDocumentReader::read_p()</text:p>
      <text:p text:style-name="P15">//for (int i = 0; i &lt; m_currentListLevel; ++i)</text:p>
      <text:p text:style-name="P15">//{</text:p>
      <text:p text:style-name="P15">// <text:s text:c="3"/>body-&gt;startElement("text:list");</text:p>
      <text:p text:style-name="P15">// <text:s text:c="3"/>body-&gt;startElement("text:list-item");</text:p>
      <text:p text:style-name="P15">//}</text:p>
      <text:p text:style-name="P15"/>
      <text:p text:style-name="P15">//for (int i = 0; i &lt;= m_currentListLevel+1; ++i)</text:p>
      <text:p text:style-name="P15">//{</text:p>
      <text:p text:style-name="P15">// <text:s text:c="3"/>body-&gt;endElement(); //text:list-item</text:p>
      <text:p text:style-name="P15">// <text:s text:c="3"/>body-&gt;endElement(); //text:list</text:p>
      <text:p text:style-name="P15">//}</text:p>
      <text:p text:style-name="P15"><draw:frame draw:style-name="gr3" xml:id="shape-7" draw:id="shape-7" draw:z-index="0" svg:width="480.15560584228pt" svg:height="11.57001459861pt" svg:x="0.00000000000pt" svg:y="-12.98137877761pt" text:anchor-type="as-char"><draw:image xlink:type="simple" xlink:show="embed" xlink:actuate="onLoad" xlink:href="Pictures/image6.png"/></draw:frame></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7">Qtcreator<text:s/></text:span></text:h>
      <text:p text:style-name="P5"><text:span text:style-name="T8">C:\Qt\AStyle\bin\AStyle.exe</text:span></text:p>
      <text:p text:style-name="P5"><text:span text:style-name="T18">style=ansi</text:span></text:p>
      <text:p text:style-name="P6"><text:span text:style-name="T18">add-braces</text:span></text:p>
      <text:p text:style-name="P6"><text:span text:style-name="T18">indent-switches</text:span></text:p>
      <text:p text:style-name="P6"/>
      <text:h text:outline-level="2" text:style-name="P11"><text:span text:style-name="T19">遇到的设置问题</text:span></text:h>
      <text:h text:outline-level="3" text:style-name="P12"><text:span text:style-name="T20">调试速度</text:span></text:h>
      <text:p text:style-name="P5"><text:span text:style-name="T20">Options/Build&amp;Run/General: 取消Always deploy project before running it</text:span></text:p>
      <text:p text:style-name="P5"/>
      <text:h text:outline-level="3" text:style-name="P12"><text:span text:style-name="T21">配置修改问题</text:span></text:h>
      <text:p text:style-name="P5"><text:span text:style-name="T22">不要轻易修改 Options/Debugger/CDB: Use Python dumper 取消会出现无法调试问题，需要删除</text:span></text:p>
      <text:p text:style-name="P5"><text:span text:style-name="T22">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1" style:display-name="Bibliography custom1" style:family="paragraph"/>
    <style:style style:name="Alphabetical_20List" style:display-name="Alphabetical List" style:family="paragraph" style:list-style-name="L5">
      <style:text-properties fo:font-size="12.000000000000000pt"/>
    </style:style>
    <style:style style:name="Bibliography_20custom2" style:display-name="Bibliography custom2" style:family="paragraph"/>
    <style:style style:name="Standard" style:display-name="Standard" style:family="paragraph">
      <style:text-properties fo:font-size="12.000000000000000pt"/>
    </style:style>
    <style:style style:name="Bibliography_20custom3" style:display-name="Bibliography custom3"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Bibliography_20www" style:display-name="Bibliography www" style:family="paragraph"/>
    <style:style style:name="Enumerated_20List" style:display-name="Enumerated List" style:family="paragraph" style:list-style-name="L4">
      <style:text-properties fo:font-size="12.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51</meta:editing-cycles>
    <dc:date>2021-07-29T15:22:11</dc:date>
    <meta:creation-date>2008-08-22T11:41:04</meta:creation-date>
  </office:meta>
</office:document-meta>
</file>